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236cm" fo:min-width="2.89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65cm" fo:min-width="4.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448cm" fo:min-width="2.61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05cm" fo:min-width="4.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5cm" fo:min-width="3.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35cm" fo:min-width="8.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316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246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246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316cm" fo:min-width="0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4.8cm" svg:height="2.1cm" svg:x="8.1cm" svg:y="2cm">
          <text:p text:style-name="P1">Tensorflow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8" draw:id="id18" draw:layer="layout" svg:width="4.6cm" svg:height="1.9cm" svg:x="22.1cm" svg:y="2.3cm">
          <text:p text:style-name="P1">TensorBoard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4.4cm" svg:height="2.4cm" svg:x="8.3cm" svg:y="5.6cm">
          <text:p text:style-name="P1">TF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5cm" svg:height="2.3cm" svg:x="8cm" svg:y="9.5cm">
          <text:p text:style-name="P1">Executor</text:p>
          <text:p text:style-name="P1">(runtime)</text:p>
          <draw:enhanced-geometry svg:viewBox="0 0 21600 21600" draw:type="rectangle" draw:enhanced-path="M 0 0 L 21600 0 21600 21600 0 21600 0 0 Z N"/>
        </draw:custom-shape>
        <draw:custom-shape draw:style-name="gr4" draw:text-style-name="P3" xml:id="id35" draw:id="id35" draw:layer="layout" svg:width="5cm" svg:height="2.3cm" svg:x="16.5cm" svg:y="17.4cm">
          <text:p text:style-name="P1">core lib</text:p>
          <draw:enhanced-geometry svg:viewBox="0 0 21600 21600" draw:type="rectangle" draw:enhanced-path="M 0 0 L 21600 0 21600 21600 0 21600 0 0 Z N"/>
        </draw:custom-shape>
        <draw:custom-shape draw:style-name="gr4" draw:text-style-name="P3" xml:id="id34" draw:id="id34" draw:layer="layout" svg:width="5cm" svg:height="2.3cm" svg:x="16.5cm" svg:y="14.5cm">
          <text:p text:style-name="P1">XLA lib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.1cm" svg:height="1.6cm" svg:x="4.2cm" svg:y="13.7cm">
          <text:p text:style-name="P1">J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4" draw:id="id4" draw:layer="layout" svg:width="8.7cm" svg:height="5.6cm" svg:x="1.9cm" svg:y="16.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0.5cm" svg:y1="8cm" svg:x2="10.5cm" svg:y2="9.5cm" draw:start-shape="id1" draw:start-glue-point="8" draw:end-shape="id2" svg:d="M10500 8000v1500" svg:viewBox="0 0 1 1501">
          <text:p/>
        </draw:connector>
        <draw:connector draw:style-name="gr7" draw:text-style-name="P5" draw:layer="layout" svg:x1="10.5cm" svg:y1="11.8cm" svg:x2="6.25cm" svg:y2="13.7cm" draw:start-shape="id2" draw:start-glue-point="2" draw:end-shape="id3" draw:end-glue-point="0" svg:d="M10500 11800v950h-4250v950" svg:viewBox="0 0 4251 1901">
          <text:p/>
        </draw:connector>
        <draw:connector draw:style-name="gr7" draw:text-style-name="P5" draw:layer="layout" svg:x1="6.25cm" svg:y1="15.3cm" svg:x2="6.25cm" svg:y2="16.6cm" draw:start-shape="id3" draw:start-glue-point="2" draw:end-shape="id4" draw:end-glue-point="0" svg:d="M6250 15300v1300" svg:viewBox="0 0 1 1301">
          <text:p/>
        </draw:connector>
        <draw:custom-shape draw:style-name="gr3" draw:text-style-name="P3" xml:id="id15" draw:id="id15" draw:layer="layout" svg:width="4.4cm" svg:height="2.4cm" svg:x="16.6cm" svg:y="24.9cm">
          <text:p text:style-name="P1">HLO Forma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33" draw:id="id33" draw:layer="layout" svg:width="4.1cm" svg:height="1.6cm" svg:x="22.4cm" svg:y="25.3cm">
          <text:p text:style-name="P1">O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4.4cm" svg:height="2.4cm" svg:x="16.5cm" svg:y="28.9cm">
          <text:p text:style-name="P1">LLVM I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6" draw:id="id6" draw:layer="layout" svg:width="4.1cm" svg:height="1.6cm" svg:x="16.7cm" svg:y="32.9cm">
          <text:p text:style-name="P1">LL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6" draw:id="id16" draw:layer="layout" svg:width="4.4cm" svg:height="2.4cm" svg:x="3.8cm" svg:y="36.2cm">
          <text:p text:style-name="P1">Binar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5" draw:layer="layout" svg:x1="18.7cm" svg:y1="31.3cm" svg:x2="18.75cm" svg:y2="32.9cm" draw:start-shape="id5" draw:start-glue-point="8" draw:end-shape="id6" draw:end-glue-point="0" svg:d="M18700 31300v801h50v799" svg:viewBox="0 0 51 1601">
          <text:p/>
        </draw:connector>
        <draw:custom-shape draw:style-name="gr8" draw:text-style-name="P3" xml:id="id7" draw:id="id7" draw:layer="layout" svg:width="0.7cm" svg:height="0.8cm" svg:x="5.7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8" draw:id="id8" draw:layer="layout" svg:width="0.7cm" svg:height="0.7cm" svg:x="3.8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" draw:id="id10" draw:layer="layout" svg:width="0.7cm" svg:height="0.7cm" svg:x="2.701cm" svg:y="2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" draw:id="id11" draw:layer="layout" svg:width="0.7cm" svg:height="0.7cm" svg:x="4.902cm" svg:y="2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9" draw:id="id9" draw:layer="layout" svg:width="0.7cm" svg:height="0.7cm" svg:x="7.501cm" svg:y="1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" draw:id="id12" draw:layer="layout" svg:width="0.7cm" svg:height="0.7cm" svg:x="6.402cm" svg:y="2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" draw:id="id13" draw:layer="layout" svg:width="0.7cm" svg:height="0.7cm" svg:x="8.603cm" svg:y="2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6.05cm" svg:y1="18cm" svg:x2="4.15cm" svg:y2="18.7cm" draw:start-shape="id7" draw:start-glue-point="8" draw:end-shape="id8" draw:end-glue-point="4" svg:d="M6050 18000l-1900 700" svg:viewBox="0 0 1901 701">
          <text:p/>
        </draw:connector>
        <draw:connector draw:style-name="gr7" draw:text-style-name="P5" draw:layer="layout" draw:type="line" svg:x1="6.05cm" svg:y1="18cm" svg:x2="7.851cm" svg:y2="18.701cm" draw:start-shape="id7" draw:start-glue-point="8" draw:end-shape="id9" draw:end-glue-point="4" svg:d="M6050 18000l1801 701" svg:viewBox="0 0 1802 702">
          <text:p/>
        </draw:connector>
        <draw:connector draw:style-name="gr7" draw:text-style-name="P5" draw:layer="layout" draw:type="line" svg:x1="4.15cm" svg:y1="19.4cm" svg:x2="3.051cm" svg:y2="20.401cm" draw:start-shape="id8" draw:start-glue-point="8" draw:end-shape="id10" draw:end-glue-point="4" svg:d="M4150 19400l-1099 1001" svg:viewBox="0 0 1100 1002">
          <text:p/>
        </draw:connector>
        <draw:connector draw:style-name="gr7" draw:text-style-name="P5" draw:layer="layout" draw:type="line" svg:x1="4.15cm" svg:y1="19.4cm" svg:x2="5.252cm" svg:y2="20.402cm" draw:start-shape="id8" draw:start-glue-point="8" draw:end-shape="id11" draw:end-glue-point="4" svg:d="M4150 19400l1102 1002" svg:viewBox="0 0 1103 1003">
          <text:p/>
        </draw:connector>
        <draw:connector draw:style-name="gr7" draw:text-style-name="P5" draw:layer="layout" draw:type="line" svg:x1="7.851cm" svg:y1="19.401cm" svg:x2="6.752cm" svg:y2="20.402cm" draw:start-shape="id9" draw:start-glue-point="8" draw:end-shape="id12" draw:end-glue-point="4" svg:d="M7851 19401l-1099 1001" svg:viewBox="0 0 1100 1002">
          <text:p/>
        </draw:connector>
        <draw:connector draw:style-name="gr7" draw:text-style-name="P5" draw:layer="layout" draw:type="line" svg:x1="7.851cm" svg:y1="19.401cm" svg:x2="8.953cm" svg:y2="20.403cm" draw:start-shape="id9" draw:start-glue-point="8" draw:end-shape="id13" draw:end-glue-point="4" svg:d="M7851 19401l1102 1002" svg:viewBox="0 0 1103 1003">
          <text:p/>
        </draw:connector>
        <draw:connector draw:style-name="gr7" draw:text-style-name="P5" draw:layer="layout" draw:type="line" svg:x1="10.5cm" svg:y1="4.1cm" svg:x2="10.5cm" svg:y2="5.6cm" draw:start-shape="id14" draw:start-glue-point="8" draw:end-shape="id1" draw:end-glue-point="4" svg:d="M10500 4100v1500" svg:viewBox="0 0 1 1501">
          <text:p/>
        </draw:connector>
        <draw:connector draw:style-name="gr7" draw:text-style-name="P5" draw:layer="layout" draw:type="curve" svg:x1="6.25cm" svg:y1="22.2cm" svg:x2="18.8cm" svg:y2="24.9cm" draw:start-shape="id4" draw:start-glue-point="2" draw:end-shape="id15" draw:end-glue-point="4" svg:d="M6250 22200c0 2025 12550 675 12550 2700" svg:viewBox="0 0 12551 2701">
          <text:p/>
        </draw:connector>
        <draw:connector draw:style-name="gr7" draw:text-style-name="P5" draw:layer="layout" draw:type="curve" svg:x1="18.75cm" svg:y1="34.5cm" svg:x2="6cm" svg:y2="36.2cm" draw:start-shape="id6" draw:start-glue-point="2" draw:end-shape="id16" draw:end-glue-point="4" svg:d="M18750 34500c0 1275-12750 425-12750 1700" svg:viewBox="0 0 12751 1701">
          <text:p/>
        </draw:connector>
        <draw:custom-shape draw:style-name="gr3" draw:text-style-name="P4" xml:id="id17" draw:id="id17" draw:layer="layout" svg:width="4.4cm" svg:height="2.4cm" svg:x="22.2cm" svg:y="5.6cm">
          <text:p text:style-name="P1">Protobu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12.7cm" svg:y1="6.8cm" svg:x2="22.2cm" svg:y2="6.8cm" draw:start-shape="id1" draw:start-glue-point="10" draw:end-shape="id17" draw:end-glue-point="6" svg:d="M12700 6800h9500" svg:viewBox="0 0 9501 1">
          <text:p/>
        </draw:connector>
        <draw:connector draw:style-name="gr7" draw:text-style-name="P5" draw:layer="layout" svg:x1="24.4cm" svg:y1="5.6cm" svg:x2="24.4cm" svg:y2="4.2cm" draw:start-shape="id17" draw:start-glue-point="4" draw:end-shape="id18" draw:end-glue-point="2" svg:d="M24400 5600v-1400" svg:viewBox="0 0 1 1401">
          <text:p/>
        </draw:connector>
        <draw:custom-shape draw:style-name="gr3" draw:text-style-name="P4" xml:id="id27" draw:id="id27" draw:layer="layout" svg:width="4.4cm" svg:height="2.4cm" svg:x="27.001cm" svg:y="5.601cm">
          <text:p text:style-name="P1">fee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8" draw:id="id28" draw:layer="layout" svg:width="4.4cm" svg:height="2.4cm" svg:x="31.702cm" svg:y="5.602cm">
          <text:p text:style-name="P1">fetch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6" draw:id="id26" draw:layer="layout" svg:width="4.1cm" svg:height="1.6cm" svg:x="27.2cm" svg:y="10cm">
          <text:p text:style-name="P1">A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9" draw:id="id29" draw:layer="layout" svg:width="8.7cm" svg:height="5.6cm" svg:x="26.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xml:id="id19" draw:id="id19" draw:layer="layout" svg:width="0.7cm" svg:height="0.8cm" svg:x="29.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0" draw:id="id20" draw:layer="layout" svg:width="0.7cm" svg:height="0.7cm" svg:x="28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2" draw:id="id22" draw:layer="layout" svg:width="0.7cm" svg:height="0.7cm" svg:x="26.9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3" draw:id="id23" draw:layer="layout" svg:width="0.7cm" svg:height="0.7cm" svg:x="29.102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1" draw:id="id21" draw:layer="layout" svg:width="0.7cm" svg:height="0.7cm" svg:x="31.701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4" draw:id="id24" draw:layer="layout" svg:width="0.7cm" svg:height="0.7cm" svg:x="30.602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5" draw:id="id25" draw:layer="layout" svg:width="0.7cm" svg:height="0.7cm" svg:x="32.803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30.25cm" svg:y1="14.4cm" svg:x2="28.35cm" svg:y2="15.1cm" draw:start-shape="id19" draw:start-glue-point="8" draw:end-shape="id20" draw:end-glue-point="4" svg:d="M30250 14400l-1900 700" svg:viewBox="0 0 1901 701">
          <text:p/>
        </draw:connector>
        <draw:connector draw:style-name="gr7" draw:text-style-name="P5" draw:layer="layout" draw:type="line" svg:x1="30.25cm" svg:y1="14.4cm" svg:x2="32.051cm" svg:y2="15.101cm" draw:start-shape="id19" draw:start-glue-point="8" draw:end-shape="id21" draw:end-glue-point="4" svg:d="M30250 14400l1801 701" svg:viewBox="0 0 1802 702">
          <text:p/>
        </draw:connector>
        <draw:connector draw:style-name="gr7" draw:text-style-name="P5" draw:layer="layout" draw:type="line" svg:x1="28.35cm" svg:y1="15.8cm" svg:x2="27.251cm" svg:y2="16.801cm" draw:start-shape="id20" draw:start-glue-point="8" draw:end-shape="id22" draw:end-glue-point="4" svg:d="M28350 15800l-1099 1001" svg:viewBox="0 0 1100 1002">
          <text:p/>
        </draw:connector>
        <draw:connector draw:style-name="gr7" draw:text-style-name="P5" draw:layer="layout" draw:type="line" svg:x1="28.35cm" svg:y1="15.8cm" svg:x2="29.452cm" svg:y2="16.802cm" draw:start-shape="id20" draw:start-glue-point="8" draw:end-shape="id23" draw:end-glue-point="4" svg:d="M28350 15800l1102 1002" svg:viewBox="0 0 1103 1003">
          <text:p/>
        </draw:connector>
        <draw:connector draw:style-name="gr7" draw:text-style-name="P5" draw:layer="layout" draw:type="line" svg:x1="32.051cm" svg:y1="15.801cm" svg:x2="30.952cm" svg:y2="16.802cm" draw:start-shape="id21" draw:start-glue-point="8" draw:end-shape="id24" draw:end-glue-point="4" svg:d="M32051 15801l-1099 1001" svg:viewBox="0 0 1100 1002">
          <text:p/>
        </draw:connector>
        <draw:connector draw:style-name="gr7" draw:text-style-name="P5" draw:layer="layout" draw:type="line" svg:x1="32.051cm" svg:y1="15.801cm" svg:x2="33.153cm" svg:y2="16.803cm" draw:start-shape="id21" draw:start-glue-point="8" draw:end-shape="id25" draw:end-glue-point="4" svg:d="M32051 15801l1102 1002" svg:viewBox="0 0 1103 1003">
          <text:p/>
        </draw:connector>
        <draw:connector draw:style-name="gr7" draw:text-style-name="P5" draw:layer="layout" svg:x1="24.4cm" svg:y1="8cm" svg:x2="29.25cm" svg:y2="10cm" draw:start-shape="id17" draw:start-glue-point="8" draw:end-shape="id26" draw:end-glue-point="0" svg:d="M24400 8000v1001h4850v999" svg:viewBox="0 0 4851 2001">
          <text:p/>
        </draw:connector>
        <draw:connector draw:style-name="gr7" draw:text-style-name="P5" draw:layer="layout" svg:x1="29.201cm" svg:y1="8.001cm" svg:x2="29.25cm" svg:y2="10cm" draw:start-shape="id27" draw:start-glue-point="8" draw:end-shape="id26" draw:end-glue-point="0" svg:d="M29201 8001v1000h49v999" svg:viewBox="0 0 50 2000">
          <text:p/>
        </draw:connector>
        <draw:connector draw:style-name="gr7" draw:text-style-name="P5" draw:layer="layout" svg:x1="33.902cm" svg:y1="8.002cm" svg:x2="29.25cm" svg:y2="10cm" draw:start-shape="id28" draw:start-glue-point="8" draw:end-shape="id26" draw:end-glue-point="0" svg:d="M33902 8002v1000h-4652v998" svg:viewBox="0 0 4653 1999">
          <text:p/>
        </draw:connector>
        <draw:connector draw:style-name="gr7" draw:text-style-name="P5" draw:layer="layout" svg:x1="29.25cm" svg:y1="11.6cm" svg:x2="30.45cm" svg:y2="13cm" draw:start-shape="id26" draw:start-glue-point="2" draw:end-shape="id29" draw:end-glue-point="0" svg:d="M29250 11600v700h1200v700" svg:viewBox="0 0 1201 1401">
          <text:p/>
        </draw:connector>
        <draw:custom-shape draw:style-name="gr5" draw:text-style-name="P3" xml:id="id30" draw:id="id30" draw:layer="layout" svg:width="4.1cm" svg:height="1.6cm" svg:x="28.4cm" svg:y="20.7cm">
          <text:p text:style-name="P1">tfcompi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0.45cm" svg:y1="18.6cm" svg:x2="30.45cm" svg:y2="20.7cm" draw:start-shape="id29" draw:start-glue-point="2" draw:end-shape="id30" draw:end-glue-point="0" svg:d="M30450 18600v2100" svg:viewBox="0 0 1 2101">
          <text:p/>
        </draw:connector>
        <draw:connector draw:style-name="gr7" draw:text-style-name="P5" draw:layer="layout" draw:type="curve" svg:x1="30.45cm" svg:y1="22.3cm" svg:x2="18.8cm" svg:y2="24.9cm" draw:start-shape="id30" draw:start-glue-point="2" draw:end-shape="id15" draw:end-glue-point="4" svg:d="M30450 22300c0 1950-11650 650-11650 2600" svg:viewBox="0 0 11651 2601">
          <text:p/>
        </draw:connector>
        <draw:custom-shape draw:style-name="gr3" draw:text-style-name="P3" xml:id="id31" draw:id="id31" draw:layer="layout" svg:width="4.4cm" svg:height="2.4cm" svg:x="25.5cm" svg:y="36.2cm">
          <text:p text:style-name="P1">Binar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32" draw:id="id32" draw:layer="layout" svg:width="4.4cm" svg:height="2.4cm" svg:x="30.6cm" svg:y="36.2cm">
          <text:p text:style-name="P1">Healder fi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5" draw:layer="layout" draw:type="curve" svg:x1="18.75cm" svg:y1="34.5cm" svg:x2="27.7cm" svg:y2="36.2cm" draw:start-shape="id6" draw:start-glue-point="2" draw:end-shape="id31" draw:end-glue-point="4" svg:d="M18750 34500c0 1275 8950 425 8950 1700" svg:viewBox="0 0 8951 1701">
          <text:p/>
        </draw:connector>
        <draw:connector draw:style-name="gr7" draw:text-style-name="P5" draw:layer="layout" draw:type="curve" svg:x1="25.841cm" svg:y1="35.498cm" svg:x2="32.8cm" svg:y2="36.2cm" draw:end-shape="id32" draw:end-glue-point="4" svg:d="M25841 35498c0 151 6959-199 6959 702" svg:viewBox="0 0 6960 703">
          <text:p/>
        </draw:connector>
        <draw:connector draw:style-name="gr12" draw:text-style-name="P5" draw:layer="layout" svg:x1="21cm" svg:y1="26.1cm" svg:x2="22.4cm" svg:y2="26.1cm" draw:start-shape="id15" draw:start-glue-point="10" draw:end-shape="id33" svg:d="M21000 26100h1400" svg:viewBox="0 0 1401 1">
          <text:p/>
        </draw:connector>
        <draw:connector draw:style-name="gr7" draw:text-style-name="P5" draw:layer="layout" svg:x1="18.7cm" svg:y1="27.3cm" svg:x2="18.7cm" svg:y2="28.9cm" draw:end-shape="id5" draw:end-glue-point="4" svg:d="M18700 27300v1600" svg:viewBox="0 0 1 1601">
          <text:p/>
        </draw:connector>
        <draw:connector draw:style-name="gr7" draw:text-style-name="P5" draw:layer="layout" svg:x1="28.4cm" svg:y1="21.5cm" svg:x2="21.5cm" svg:y2="15.65cm" draw:start-shape="id30" draw:start-glue-point="3" draw:end-shape="id34" draw:end-glue-point="1" svg:d="M28400 21500h-3450v-5850h-3450" svg:viewBox="0 0 6901 5851">
          <text:p/>
        </draw:connector>
        <draw:connector draw:style-name="gr7" draw:text-style-name="P5" draw:layer="layout" svg:x1="28.4cm" svg:y1="21.5cm" svg:x2="21.5cm" svg:y2="18.55cm" draw:start-shape="id30" draw:start-glue-point="3" draw:end-shape="id35" svg:d="M28400 21500h-3450v-2950h-3450" svg:viewBox="0 0 6901 2951">
          <text:p/>
        </draw:connector>
        <draw:custom-shape draw:style-name="gr4" draw:text-style-name="P3" xml:id="id36" draw:id="id36" draw:layer="layout" svg:width="5cm" svg:height="2.3cm" svg:x="16.5cm" svg:y="11.2cm">
          <text:p text:style-name="P1">tf2xla lib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2.3cm" svg:x="16.5cm" svg:y="14.5cm">
          <text:p text:style-name="P1">XLA lib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2.3cm" svg:x="16.5cm" svg:y="14.5cm">
          <text:p text:style-name="P1">XLA lib</text:p>
          <draw:enhanced-geometry svg:viewBox="0 0 21600 21600" draw:type="rectangle" draw:enhanced-path="M 0 0 L 21600 0 21600 21600 0 21600 0 0 Z N"/>
        </draw:custom-shape>
        <draw:custom-shape draw:style-name="gr4" draw:text-style-name="P3" xml:id="id37" draw:id="id37" draw:layer="layout" svg:width="5cm" svg:height="2.3cm" svg:x="16.5cm" svg:y="14.5cm">
          <text:p text:style-name="P1">xla lib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28.4cm" svg:y1="21.5cm" svg:x2="21.5cm" svg:y2="12.35cm" draw:start-shape="id30" draw:start-glue-point="3" draw:end-shape="id36" draw:end-glue-point="1" svg:d="M28400 21500h-3450v-9150h-3450" svg:viewBox="0 0 6901 9151">
          <text:p/>
        </draw:connector>
        <draw:connector draw:style-name="gr7" draw:text-style-name="P5" draw:layer="layout" svg:x1="13cm" svg:y1="10.65cm" svg:x2="16.5cm" svg:y2="18.55cm" draw:start-shape="id2" draw:start-glue-point="1" draw:end-shape="id35" draw:end-glue-point="3" svg:d="M13000 10650h1750v7900h1750" svg:viewBox="0 0 3501 7901">
          <text:p/>
        </draw:connector>
        <draw:connector draw:style-name="gr7" draw:text-style-name="P5" draw:layer="layout" svg:x1="13cm" svg:y1="10.65cm" svg:x2="16.5cm" svg:y2="15.65cm" draw:start-shape="id2" draw:start-glue-point="1" draw:end-shape="id37" draw:end-glue-point="3" svg:d="M13000 10650h1750v5000h1750" svg:viewBox="0 0 3501 5001">
          <text:p/>
        </draw:connector>
        <draw:connector draw:style-name="gr7" draw:text-style-name="P5" draw:layer="layout" svg:x1="13cm" svg:y1="10.65cm" svg:x2="16.5cm" svg:y2="12.35cm" draw:start-shape="id2" draw:start-glue-point="1" draw:end-shape="id36" svg:d="M13000 10650h1750v1700h1750" svg:viewBox="0 0 350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5cm" fo:page-height="42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0:54:59.548599053</meta:creation-date>
    <dc:date>2017-11-13T02:52:47.612799065</dc:date>
    <meta:editing-duration>PT12M28S</meta:editing-duration>
    <meta:editing-cycles>2</meta:editing-cycles>
    <meta:generator>LibreOffice/5.1.6.2$Linux_X86_64 LibreOffice_project/10m0$Build-2</meta:generator>
    <meta:document-statistic meta:object-count="76"/>
  </office:meta>
</office:document-meta>
</file>